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ODD(ROW()))" style:apply-style-name="Default" style:base-cell-address="Sheet1.A4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map style:condition="is-true-formula(ISODD(ROW()))" style:apply-style-name="Default" style:base-cell-address="Sheet1.A4"/>
    </style:style>
    <style:style style:name="ce3" style:family="table-cell" style:parent-style-name="Default">
      <style:map style:condition="is-true-formula(ISODD(ROW()))" style:apply-style-name="Default" style:base-cell-address="Sheet1.A4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map style:condition="is-true-formula(ISODD(ROW()))" style:apply-style-name="Default" style:base-cell-address="Sheet1.A4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is-true-formula(ISODD(ROW()))" style:apply-style-name="Default" style:base-cell-address="Sheet1.A4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map style:condition="is-true-formula(ISODD(ROW()))" style:apply-style-name="Default" style:base-cell-address="Sheet1.A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3" table:default-cell-style-name="ce8"/>
        <table:table-column table:style-name="co2" table:default-cell-style-name="ce4"/>
        <table:table-column table:style-name="co2" table:number-columns-repeated="3" table:default-cell-style-name="ce8"/>
        <table:table-column table:style-name="co2" table:default-cell-style-name="ce4"/>
        <table:table-column table:style-name="co2" table:number-columns-repeated="3" table:default-cell-style-name="ce8"/>
        <table:table-column table:style-name="co2" table:default-cell-style-name="ce4"/>
        <table:table-column table:style-name="co2" table:number-columns-repeated="3" table:default-cell-style-name="ce8"/>
        <table:table-column table:style-name="co2" table:default-cell-style-name="ce4"/>
        <table:table-column table:style-name="co2" table:number-columns-repeated="3" table:default-cell-style-name="ce8"/>
        <table:table-row table:style-name="ro1">
          <table:table-cell table:style-name="Default" table:number-columns-repeated="2"/>
          <table:table-cell table:style-name="ce6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5000" calcext:value-type="float" table:number-columns-spanned="3" table:number-rows-spanned="1">
            <text:p>5000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10 000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b.bba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b.gbe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b.gbestg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b.lb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b.lbestg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b.sps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b.v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b.vng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ba.gbes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a.gbestg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a.lbe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ba.lbestg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a.sps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a.v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ba.vng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best.gbestg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best.lbes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best.lbestg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best.sps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best.v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best.vng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bestgc.lb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bestgc.lbestg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bestgc.sps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bestgc.v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bestgc.vng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best.lbestg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best.sps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est.v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best.vng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bestgc.sps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estgc.v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bestgc.vng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so.v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so.vng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vn.vngc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 table:number-rows-repeated="5">
          <table:table-cell table:style-name="Default" table:number-columns-repeated="21"/>
        </table:table-row>
        <table:table-row table:style-name="ro1">
          <table:table-cell table:style-name="Default"/>
          <table:table-cell table:style-name="ce5"/>
          <table:table-cell table:style-name="Default" table:number-columns-repeated="19"/>
        </table:table-row>
        <calcext:conditional-formats>
          <calcext:conditional-format calcext:target-range-address="Sheet1.A4:Sheet1.U39">
            <calcext:condition calcext:apply-style-name="Default" calcext:value="formula-is(ISODD(ROW()))" calcext:base-cell-address="Sheet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9cm" fo:page-height="21.999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7:56:05.034562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lippie Bosman</meta:initial-creator>
    <meta:creation-date>2014-11-05T15:33:11.479617908</meta:creation-date>
    <meta:generator>LibreOffice/4.2.6.3$Linux_X86_64 LibreOffice_project/420m0$Build-3</meta:generator>
    <dc:date>2014-11-05T17:56:28.699588210</dc:date>
    <dc:creator>Phlippie Bosman</dc:creator>
    <meta:editing-duration>PT2H59S</meta:editing-duration>
    <meta:editing-cycles>4</meta:editing-cycles>
    <meta:document-statistic meta:table-count="1" meta:cell-count="596" meta:object-count="0"/>
  </office:meta>
</office:document-meta>
</file>